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cd7b" officeooo:paragraph-rsid="0005cd7b"/>
    </style:style>
    <style:style style:name="P2" style:family="paragraph" style:parent-style-name="Standard" style:list-style-name="L1">
      <style:text-properties officeooo:rsid="0005cd7b" officeooo:paragraph-rsid="0005cd7b"/>
    </style:style>
    <style:style style:name="P3" style:family="paragraph" style:parent-style-name="Standard" style:list-style-name="L2">
      <style:text-properties officeooo:rsid="0005cd7b" officeooo:paragraph-rsid="0005cd7b"/>
    </style:style>
    <style:style style:name="P4" style:family="paragraph" style:parent-style-name="Standard">
      <style:text-properties officeooo:rsid="00061caf" officeooo:paragraph-rsid="00061c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A</text:p>
      <text:p text:style-name="P1"/>
      <text:p text:style-name="P1">1) Five components of the language are:</text:p>
      <text:list xml:id="list636103521" text:style-name="L1">
        <text:list-item>
          <text:p text:style-name="P2">Syntax/grammar</text:p>
        </text:list-item>
        <text:list-item>
          <text:p text:style-name="P2">Values</text:p>
        </text:list-item>
        <text:list-item>
          <text:p text:style-name="P2">Environment</text:p>
        </text:list-item>
        <text:list-item>
          <text:p text:style-name="P2">Behavior of expressions</text:p>
        </text:list-item>
        <text:list-item>
          <text:p text:style-name="P2">Behavior of program</text:p>
        </text:list-item>
      </text:list>
      <text:p text:style-name="P1"/>
      <text:p text:style-name="P1">2) These components corresponds in same listing order</text:p>
      <text:list xml:id="list2875651710" text:style-name="L2">
        <text:list-item>
          <text:p text:style-name="P3">Syntax/grammar → lang.rkt</text:p>
        </text:list-item>
        <text:list-item>
          <text:p text:style-name="P3">Values → data-structures.rkt</text:p>
        </text:list-item>
        <text:list-item>
          <text:p text:style-name="P3">Environment→envoriments.rkt but data-structures.rkt also includes implementation</text:p>
        </text:list-item>
        <text:list-item>
          <text:p text:style-name="P3">Behavior of expressions→interp.rkt</text:p>
        </text:list-item>
        <text:list-item>
          <text:p text:style-name="P3">Behavior of program→interp.rkt</text:p>
        </text:list-item>
      </text:list>
      <text:p text:style-name="P1"/>
      <text:p text:style-name="P4">Part B</text:p>
      <text:p text:style-name="P4"/>
      <text:p text:style-name="P4">1)</text:p>
      <text:p text:style-name="P4"/>
      <text:p text:style-name="P4">2) Starting from p = []</text:p>
      <text:p text:style-name="P4"/>
      <text:p text:style-name="P4">p = [x = 4]p</text:p>
      <text:p text:style-name="P4">p = [y = 3]p</text:p>
      <text:p text:style-name="P4">p = [z = 6]p</text:p>
      <text:p text:style-name="P4">p = [z = 6, y = 3, x = 4]</text:p>
      <text:p text:style-name="P4"/>
      <text:p text:style-name="P4">Part C</text:p>
      <text:p text:style-name="P4"/>
      <text:p text:style-name="P4">ExpVal = Boolean + Number + String</text:p>
      <text:p text:style-name="P4">DenVal = Boolean + Number + String</text:p>
      <text:p text:style-name="P4"/>
      <text:p text:style-name="P4">Part D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8:59:05.284679906</meta:creation-date>
    <meta:generator>LibreOffice/6.4.7.2$Linux_X86_64 LibreOffice_project/40$Build-2</meta:generator>
    <dc:date>2021-11-15T23:54:44.968778019</dc:date>
    <meta:editing-duration>PT4H45M29S</meta:editing-duration>
    <meta:editing-cycles>2</meta:editing-cycles>
    <meta:document-statistic meta:table-count="0" meta:image-count="0" meta:object-count="0" meta:page-count="1" meta:paragraph-count="24" meta:word-count="107" meta:character-count="560" meta:non-whitespace-character-count="487"/>
  </office:meta>
</office:document-meta>
</file>